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27664" officeooo:paragraph-rsid="00127664" style:font-size-asian="16pt" style:font-size-complex="16pt"/>
    </style:style>
    <style:style style:name="P2" style:family="paragraph" style:parent-style-name="Standard">
      <style:paragraph-properties fo:text-align="justify" style:justify-single-word="false"/>
      <style:text-properties fo:font-size="16pt" officeooo:rsid="00164328" officeooo:paragraph-rsid="00164328" style:font-size-asian="16pt" style:font-size-complex="16pt"/>
    </style:style>
    <style:style style:name="P3" style:family="paragraph" style:parent-style-name="Standard">
      <style:paragraph-properties fo:text-align="center" style:justify-single-word="false"/>
      <style:text-properties fo:color="#c9211e" fo:font-size="26pt" officeooo:rsid="00127664" officeooo:paragraph-rsid="00127664" style:font-size-asian="26pt" style:font-size-complex="26pt"/>
    </style:style>
    <style:style style:name="P4" style:family="paragraph" style:parent-style-name="Standard">
      <style:paragraph-properties fo:text-align="center" style:justify-single-word="false"/>
      <style:text-properties fo:color="#c9211e" fo:font-size="26pt" style:text-underline-style="solid" style:text-underline-width="auto" style:text-underline-color="font-color" officeooo:rsid="00127664" officeooo:paragraph-rsid="00127664" style:font-size-asian="26pt" style:font-size-complex="26pt"/>
    </style:style>
    <style:style style:name="P5" style:family="paragraph" style:parent-style-name="Standard">
      <style:paragraph-properties fo:text-align="start" style:justify-single-word="false"/>
      <style:text-properties fo:font-size="20pt" officeooo:rsid="00164328" officeooo:paragraph-rsid="00164328" style:font-size-asian="20pt" style:font-size-complex="20pt"/>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officeooo:rsid="00164328" officeooo:paragraph-rsid="00164328" style:font-size-asian="20pt" style:font-size-complex="20pt"/>
    </style:style>
    <style:style style:name="P7" style:family="paragraph" style:parent-style-name="Standard">
      <style:paragraph-properties fo:text-align="justify" style:justify-single-word="false"/>
      <style:text-properties fo:font-size="16pt" officeooo:rsid="00164328" officeooo:paragraph-rsid="00164328" style:font-size-asian="16pt" style:font-size-complex="16pt"/>
    </style:style>
    <style:style style:name="P8" style:family="paragraph" style:parent-style-name="Standard">
      <style:paragraph-properties fo:text-align="justify" style:justify-single-word="false"/>
      <style:text-properties fo:font-size="16pt" style:text-underline-style="none" officeooo:rsid="001b10cf" officeooo:paragraph-rsid="001baca4" style:font-size-asian="14pt" style:font-size-complex="16pt"/>
    </style:style>
    <style:style style:name="P9" style:family="paragraph" style:parent-style-name="Standard">
      <style:paragraph-properties fo:text-align="justify" style:justify-single-word="false"/>
      <style:text-properties fo:font-size="16pt" style:text-underline-style="none" officeooo:rsid="001baca4" officeooo:paragraph-rsid="001baca4" style:font-size-asian="14pt" style:font-size-complex="16pt"/>
    </style:style>
    <style:style style:name="P10" style:family="paragraph" style:parent-style-name="Standard">
      <style:paragraph-properties fo:text-align="justify" style:justify-single-word="false"/>
      <style:text-properties fo:font-size="16pt" style:text-underline-style="none" officeooo:rsid="001d055f" officeooo:paragraph-rsid="001d055f" style:font-size-asian="14pt" style:font-size-complex="16pt"/>
    </style:style>
    <style:style style:name="P11" style:family="paragraph" style:parent-style-name="Standard">
      <style:paragraph-properties fo:text-align="justify" style:justify-single-word="false"/>
      <style:text-properties fo:font-size="20pt" style:text-underline-style="solid" style:text-underline-width="auto" style:text-underline-color="font-color" officeooo:rsid="00184262" officeooo:paragraph-rsid="00184262" style:font-size-asian="20pt" style:font-size-complex="20pt"/>
    </style:style>
    <style:style style:name="P12" style:family="paragraph" style:parent-style-name="Standard">
      <style:paragraph-properties fo:text-align="justify" style:justify-single-word="false"/>
      <style:text-properties fo:font-size="20pt" style:text-underline-style="solid" style:text-underline-width="auto" style:text-underline-color="font-color" officeooo:rsid="001b10cf" officeooo:paragraph-rsid="00184262" style:font-size-asian="20pt" style:font-size-complex="20pt"/>
    </style:style>
    <style:style style:name="T1" style:family="text">
      <style:text-properties officeooo:rsid="00184262"/>
    </style:style>
    <style:style style:name="T2" style:family="text">
      <style:text-properties officeooo:rsid="00199a30"/>
    </style:style>
    <style:style style:name="T3" style:family="text">
      <style:text-properties officeooo:rsid="001baca4"/>
    </style:style>
    <style:style style:name="T4" style:family="text">
      <style:text-properties officeooo:rsid="001d05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ning/Compte-rendu</text:p>
      <text:p text:style-name="P3"/>
      <text:p text:style-name="P1"/>
      <text:p text:style-name="P6">Compte-rendu du premier rendez-vous (mardi 9 février <text:span text:style-name="T1">à 12H</text:span>) :</text:p>
      <text:p text:style-name="P5"/>
      <text:p text:style-name="P2">Organisés sur un coup de tête, nous avons donc eu une réunion pendant la pause du midi dans le bureau de M. D<text:span text:style-name="T2">ORISBOURE</text:span>, seul était présent MARIS Xan, ROYET Jules et ABDELHAK Yanis, Bastien OSWALD n’étant pas là lorsque nous avons décidé de faire le rendez-vous.</text:p>
      <text:p text:style-name="P2">Nous avons donc discuté de l’idée que nous avions eue, et nous l’avons confirmé, nous nous sommes aussi fixé sur le planning de rendez-vous nous avons conclu que nous prendrions rendez-vous toutes les semaines si possibles et minimums toute les 2 semaines..Vu que nous avions une semaine de vacances nous avons conclu que nous prendrions rendez-vous 2 semaines plus tard soit la semaine du 22 février 2021.</text:p>
      <text:p text:style-name="P2"/>
      <text:p text:style-name="P11">Compte-rendu du deuxième rendez-vous (Mercredi 24 Février à 16H ) :</text:p>
      <text:p text:style-name="P12"/>
      <text:p text:style-name="P8">Lors de cette réunion nous avons discuté de travail que nous avions fait pendant les vacances, nous avons vu dans un premier temps les maquettes que nous avions faites, nous avons soulevé un point problématique qui est la façon de choisir les éléments que nous avions mis en liste qui peut vite devenir gênante avec pas mal d’aliments. </text:p>
      <text:p text:style-name="P8">Ensuite nous avons regardé le logo, nous en avons conclu qu’il était bien, il faut juste fournir l’image de laquelle elle est inspirée.</text:p>
      <text:p text:style-name="P9">Nous avons ensuite discuté du document général, nous avions de bonne base mais M. DORISBOURE nous à conseiller d’utiliser ce que nous avions faits et de l’adapter au guide des projets ainsi que de creuser chaque idée et justifier chaque prise de décision.</text:p>
      <text:p text:style-name="P10">Pour la prochaine fois nous avons prévu de faire les 3 premières parties du guide de l’étudia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0T00:59:47.687000000</meta:creation-date>
    <dc:date>2021-02-24T16:49:11.112000000</dc:date>
    <meta:editing-duration>PT21M1S</meta:editing-duration>
    <meta:editing-cycles>8</meta:editing-cycles>
    <meta:generator>LibreOffice/6.4.0.3$Windows_X86_64 LibreOffice_project/b0a288ab3d2d4774cb44b62f04d5d28733ac6df8</meta:generator>
    <meta:document-statistic meta:table-count="0" meta:image-count="0" meta:object-count="0" meta:page-count="1" meta:paragraph-count="9" meta:word-count="276" meta:character-count="1638" meta:non-whitespace-character-count="1370"/>
  </office:meta>
</office:document-meta>
</file>